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5-05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5-03-1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4-12-2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4-11-0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4-06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4-02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3-12-0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3-09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3-06-0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3-03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2-12-0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2-08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2-05-2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2-02-1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1-11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1-08-0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1-03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19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1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12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09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07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05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03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1-01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0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0-09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0-07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0-05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0-03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10-0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09-11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09-09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09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2104492101</text:p>
          </table:table-cell>
          <table:table-cell office:value-type="string" calcext:value-type="string">
            <text:p>SC00606607BDAB GRNDEV3</text:p>
          </table:table-cell>
          <table:table-cell office:value-type="string" calcext:value-type="string">
            <text:p>200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54" meta:object-count="0"/>
    <meta:user-defined meta:name="AppVersion">3.0</meta:user-defined>
  </office:meta>
</office:document-meta>
</file>